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85fe7" officeooo:paragraph-rsid="00185fe7"/>
    </style:style>
    <style:style style:name="P2" style:family="paragraph" style:parent-style-name="Standard">
      <style:text-properties officeooo:rsid="001beb55" officeooo:paragraph-rsid="001beb55"/>
    </style:style>
    <style:style style:name="P3" style:family="paragraph" style:parent-style-name="Standard">
      <style:text-properties officeooo:rsid="001db02d" officeooo:paragraph-rsid="001db02d"/>
    </style:style>
    <style:style style:name="P4" style:family="paragraph" style:parent-style-name="Standard">
      <style:text-properties officeooo:rsid="001e4939" officeooo:paragraph-rsid="001e4939"/>
    </style:style>
    <style:style style:name="P5" style:family="paragraph" style:parent-style-name="Standard">
      <style:text-properties officeooo:rsid="001f8069" officeooo:paragraph-rsid="001f8069"/>
    </style:style>
    <style:style style:name="P6" style:family="paragraph" style:parent-style-name="Standard">
      <style:text-properties officeooo:rsid="00201263" officeooo:paragraph-rsid="00201263"/>
    </style:style>
    <style:style style:name="P7" style:family="paragraph" style:parent-style-name="Standard">
      <style:text-properties officeooo:rsid="0020d062" officeooo:paragraph-rsid="0020d062"/>
    </style:style>
    <style:style style:name="P8" style:family="paragraph" style:parent-style-name="Standard">
      <style:text-properties officeooo:rsid="0024ae80" officeooo:paragraph-rsid="0024ae80"/>
    </style:style>
    <style:style style:name="P9" style:family="paragraph" style:parent-style-name="Standard">
      <style:text-properties officeooo:rsid="0025b142" officeooo:paragraph-rsid="0025b142"/>
    </style:style>
    <style:style style:name="P10" style:family="paragraph" style:parent-style-name="Standard">
      <style:text-properties officeooo:rsid="00277fdb" officeooo:paragraph-rsid="00277fdb"/>
    </style:style>
    <style:style style:name="P11" style:family="paragraph" style:parent-style-name="Standard">
      <style:text-properties officeooo:rsid="00282ed4" officeooo:paragraph-rsid="00282ed4"/>
    </style:style>
    <style:style style:name="P12" style:family="paragraph" style:parent-style-name="Standard">
      <style:text-properties officeooo:rsid="002a07b4" officeooo:paragraph-rsid="002a07b4"/>
    </style:style>
    <style:style style:name="P13" style:family="paragraph" style:parent-style-name="Standard">
      <style:text-properties officeooo:rsid="0029d8f8" officeooo:paragraph-rsid="0029d8f8"/>
    </style:style>
    <style:style style:name="P14" style:family="paragraph" style:parent-style-name="Standard">
      <style:text-properties officeooo:rsid="002acb91" officeooo:paragraph-rsid="002acb91"/>
    </style:style>
    <style:style style:name="P15" style:family="paragraph" style:parent-style-name="Standard">
      <style:text-properties officeooo:rsid="002b928e" officeooo:paragraph-rsid="002b928e"/>
    </style:style>
    <style:style style:name="P16" style:family="paragraph" style:parent-style-name="Standard">
      <style:text-properties officeooo:rsid="002cba4e" officeooo:paragraph-rsid="002cba4e"/>
    </style:style>
    <style:style style:name="P17" style:family="paragraph" style:parent-style-name="Standard">
      <style:text-properties officeooo:rsid="002fc126" officeooo:paragraph-rsid="002fc126"/>
    </style:style>
    <style:style style:name="P18" style:family="paragraph" style:parent-style-name="Standard">
      <style:text-properties officeooo:rsid="0030cb56" officeooo:paragraph-rsid="0030cb56"/>
    </style:style>
    <style:style style:name="P19" style:family="paragraph" style:parent-style-name="Standard">
      <style:text-properties officeooo:rsid="00314587" officeooo:paragraph-rsid="00314587"/>
    </style:style>
    <style:style style:name="P20" style:family="paragraph" style:parent-style-name="Standard">
      <style:text-properties officeooo:rsid="00334d2b" officeooo:paragraph-rsid="00334d2b"/>
    </style:style>
    <style:style style:name="P21" style:family="paragraph" style:parent-style-name="Standard">
      <style:text-properties officeooo:rsid="00345dd5" officeooo:paragraph-rsid="00345dd5"/>
    </style:style>
    <style:style style:name="P22" style:family="paragraph" style:parent-style-name="Standard">
      <style:text-properties officeooo:rsid="0037374f" officeooo:paragraph-rsid="0037374f"/>
    </style:style>
    <style:style style:name="P23" style:family="paragraph" style:parent-style-name="Standard">
      <style:text-properties officeooo:rsid="003772b2" officeooo:paragraph-rsid="003772b2"/>
    </style:style>
    <style:style style:name="P24" style:family="paragraph" style:parent-style-name="Standard">
      <style:text-properties officeooo:rsid="003827e5" officeooo:paragraph-rsid="003827e5"/>
    </style:style>
    <style:style style:name="P25" style:family="paragraph" style:parent-style-name="Standard">
      <style:text-properties officeooo:rsid="00398ea3" officeooo:paragraph-rsid="00398ea3"/>
    </style:style>
    <style:style style:name="P26" style:family="paragraph" style:parent-style-name="Standard">
      <style:text-properties officeooo:rsid="003a9186" officeooo:paragraph-rsid="003a9186"/>
    </style:style>
    <style:style style:name="P27" style:family="paragraph" style:parent-style-name="Standard">
      <style:text-properties officeooo:rsid="003e6c6d" officeooo:paragraph-rsid="003e6c6d"/>
    </style:style>
    <style:style style:name="P28" style:family="paragraph" style:parent-style-name="Standard">
      <style:text-properties officeooo:rsid="003f4076" officeooo:paragraph-rsid="003f4076"/>
    </style:style>
    <style:style style:name="P29" style:family="paragraph" style:parent-style-name="Standard">
      <style:text-properties officeooo:rsid="00417f1c" officeooo:paragraph-rsid="00417f1c"/>
    </style:style>
    <style:style style:name="P30" style:family="paragraph" style:parent-style-name="Standard">
      <style:text-properties officeooo:rsid="0042e498" officeooo:paragraph-rsid="0042e498"/>
    </style:style>
    <style:style style:name="P31" style:family="paragraph" style:parent-style-name="Standard">
      <style:text-properties officeooo:rsid="00432153" officeooo:paragraph-rsid="00432153"/>
    </style:style>
    <style:style style:name="P32" style:family="paragraph" style:parent-style-name="Standard">
      <style:text-properties officeooo:rsid="0043c40a" officeooo:paragraph-rsid="0043c40a"/>
    </style:style>
    <style:style style:name="P33" style:family="paragraph" style:parent-style-name="Standard">
      <style:text-properties officeooo:rsid="00458d5b" officeooo:paragraph-rsid="00458d5b"/>
    </style:style>
    <style:style style:name="P34" style:family="paragraph" style:parent-style-name="Standard">
      <style:text-properties officeooo:rsid="0046d774" officeooo:paragraph-rsid="0046d774"/>
    </style:style>
    <style:style style:name="P35" style:family="paragraph" style:parent-style-name="Standard">
      <style:text-properties officeooo:rsid="0048f510" officeooo:paragraph-rsid="0048f510"/>
    </style:style>
    <style:style style:name="P36" style:family="paragraph" style:parent-style-name="Standard">
      <style:text-properties officeooo:rsid="00496fbd" officeooo:paragraph-rsid="00496fbd"/>
    </style:style>
    <style:style style:name="P37" style:family="paragraph" style:parent-style-name="Standard">
      <style:text-properties officeooo:rsid="004b1650" officeooo:paragraph-rsid="004b1650"/>
    </style:style>
    <style:style style:name="P38" style:family="paragraph" style:parent-style-name="Standard">
      <style:text-properties officeooo:rsid="004c5209" officeooo:paragraph-rsid="004c5209"/>
    </style:style>
    <style:style style:name="P39" style:family="paragraph" style:parent-style-name="Standard">
      <style:text-properties officeooo:rsid="004d17d4" officeooo:paragraph-rsid="004d17d4"/>
    </style:style>
    <style:style style:name="P40" style:family="paragraph" style:parent-style-name="Standard">
      <style:text-properties officeooo:rsid="004dbe50" officeooo:paragraph-rsid="004dbe50"/>
    </style:style>
    <style:style style:name="P41" style:family="paragraph" style:parent-style-name="Standard">
      <style:text-properties officeooo:rsid="004ebe98" officeooo:paragraph-rsid="004ebe98"/>
    </style:style>
    <style:style style:name="P42" style:family="paragraph" style:parent-style-name="Standard">
      <style:text-properties officeooo:rsid="004ede97" officeooo:paragraph-rsid="004ede97"/>
    </style:style>
    <style:style style:name="P43" style:family="paragraph" style:parent-style-name="Standard">
      <style:text-properties officeooo:rsid="00506ed0" officeooo:paragraph-rsid="00506ed0"/>
    </style:style>
    <style:style style:name="P44" style:family="paragraph" style:parent-style-name="Standard">
      <style:text-properties officeooo:rsid="00508167" officeooo:paragraph-rsid="00508167"/>
    </style:style>
    <style:style style:name="P45" style:family="paragraph" style:parent-style-name="Standard">
      <style:text-properties officeooo:rsid="00517ffb" officeooo:paragraph-rsid="00517ffb"/>
    </style:style>
    <style:style style:name="P46" style:family="paragraph" style:parent-style-name="Standard">
      <style:text-properties officeooo:rsid="0052cbbb" officeooo:paragraph-rsid="0052cbbb"/>
    </style:style>
    <style:style style:name="P47" style:family="paragraph" style:parent-style-name="Standard">
      <style:text-properties officeooo:rsid="00537861" officeooo:paragraph-rsid="00537861"/>
    </style:style>
    <style:style style:name="P48" style:family="paragraph" style:parent-style-name="Standard">
      <style:text-properties officeooo:rsid="005556b2" officeooo:paragraph-rsid="005556b2"/>
    </style:style>
    <style:style style:name="P49" style:family="paragraph" style:parent-style-name="Standard">
      <style:text-properties officeooo:rsid="0055c559" officeooo:paragraph-rsid="0055c559"/>
    </style:style>
    <style:style style:name="P50" style:family="paragraph" style:parent-style-name="Standard">
      <style:text-properties officeooo:rsid="00585cf1" officeooo:paragraph-rsid="00585cf1"/>
    </style:style>
    <style:style style:name="P51" style:family="paragraph" style:parent-style-name="Standard">
      <style:text-properties officeooo:rsid="0059d973" officeooo:paragraph-rsid="0059d973"/>
    </style:style>
    <style:style style:name="P52" style:family="paragraph" style:parent-style-name="Standard">
      <style:text-properties officeooo:rsid="005b85a9" officeooo:paragraph-rsid="005b85a9"/>
    </style:style>
    <style:style style:name="P53" style:family="paragraph" style:parent-style-name="Standard">
      <style:text-properties officeooo:rsid="005d01a6" officeooo:paragraph-rsid="005e71a9"/>
    </style:style>
    <style:style style:name="P54" style:family="paragraph" style:parent-style-name="Standard">
      <style:text-properties officeooo:rsid="005e71a9" officeooo:paragraph-rsid="005e71a9"/>
    </style:style>
    <style:style style:name="P55" style:family="paragraph" style:parent-style-name="Standard">
      <style:text-properties officeooo:rsid="005fe1ef" officeooo:paragraph-rsid="005fe1ef"/>
    </style:style>
    <style:style style:name="P56" style:family="paragraph" style:parent-style-name="Standard">
      <style:text-properties officeooo:rsid="0060a229" officeooo:paragraph-rsid="0060a229"/>
    </style:style>
    <style:style style:name="P57" style:family="paragraph" style:parent-style-name="Standard">
      <style:text-properties officeooo:rsid="0060a718" officeooo:paragraph-rsid="0060a718"/>
    </style:style>
    <style:style style:name="P58" style:family="paragraph" style:parent-style-name="Standard">
      <style:text-properties officeooo:rsid="0061a7b8" officeooo:paragraph-rsid="0061a7b8"/>
    </style:style>
    <style:style style:name="P59" style:family="paragraph" style:parent-style-name="Standard">
      <style:text-properties officeooo:rsid="0062fe8b" officeooo:paragraph-rsid="0062fe8b"/>
    </style:style>
    <style:style style:name="P60" style:family="paragraph" style:parent-style-name="Standard">
      <style:text-properties officeooo:rsid="00638370" officeooo:paragraph-rsid="00638370"/>
    </style:style>
    <style:style style:name="P61" style:family="paragraph" style:parent-style-name="Standard">
      <style:text-properties officeooo:rsid="0067d93f" officeooo:paragraph-rsid="0067d93f"/>
    </style:style>
    <style:style style:name="P62" style:family="paragraph" style:parent-style-name="Standard">
      <style:text-properties officeooo:rsid="00685a2b" officeooo:paragraph-rsid="00685a2b"/>
    </style:style>
    <style:style style:name="P63" style:family="paragraph" style:parent-style-name="Standard">
      <style:text-properties officeooo:rsid="006b0e3d" officeooo:paragraph-rsid="006b0e3d"/>
    </style:style>
    <style:style style:name="P64" style:family="paragraph" style:parent-style-name="Standard">
      <style:text-properties officeooo:rsid="006d58a1" officeooo:paragraph-rsid="006d58a1"/>
    </style:style>
    <style:style style:name="P65" style:family="paragraph" style:parent-style-name="Standard">
      <style:text-properties officeooo:rsid="006ed00c" officeooo:paragraph-rsid="006ed00c"/>
    </style:style>
    <style:style style:name="P66" style:family="paragraph" style:parent-style-name="Standard">
      <style:text-properties officeooo:rsid="00709d9a" officeooo:paragraph-rsid="00709d9a"/>
    </style:style>
    <style:style style:name="P67" style:family="paragraph" style:parent-style-name="Standard">
      <style:text-properties officeooo:rsid="00185fe7" officeooo:paragraph-rsid="001b7fe1"/>
    </style:style>
    <style:style style:name="T1" style:family="text">
      <style:text-properties officeooo:rsid="001a2fd1"/>
    </style:style>
    <style:style style:name="T2" style:family="text">
      <style:text-properties officeooo:rsid="001ea93c"/>
    </style:style>
    <style:style style:name="T3" style:family="text">
      <style:text-properties officeooo:rsid="00221e75"/>
    </style:style>
    <style:style style:name="T4" style:family="text">
      <style:text-properties officeooo:rsid="0022ebc8"/>
    </style:style>
    <style:style style:name="T5" style:family="text">
      <style:text-properties officeooo:rsid="00253b2b"/>
    </style:style>
    <style:style style:name="T6" style:family="text">
      <style:text-properties officeooo:rsid="002d9ac8"/>
    </style:style>
    <style:style style:name="T7" style:family="text">
      <style:text-properties officeooo:rsid="002f7798"/>
    </style:style>
    <style:style style:name="T8" style:family="text">
      <style:text-properties officeooo:rsid="00314587"/>
    </style:style>
    <style:style style:name="T9" style:family="text">
      <style:text-properties officeooo:rsid="0031daaf"/>
    </style:style>
    <style:style style:name="T10" style:family="text">
      <style:text-properties officeooo:rsid="00361ced"/>
    </style:style>
    <style:style style:name="T11" style:family="text">
      <style:text-properties officeooo:rsid="003c4e7e"/>
    </style:style>
    <style:style style:name="T12" style:family="text">
      <style:text-properties officeooo:rsid="003d794e"/>
    </style:style>
    <style:style style:name="T13" style:family="text">
      <style:text-properties officeooo:rsid="0042ba86"/>
    </style:style>
    <style:style style:name="T14" style:family="text">
      <style:text-properties officeooo:rsid="0042e498"/>
    </style:style>
    <style:style style:name="T15" style:family="text">
      <style:text-properties officeooo:rsid="0043c40a"/>
    </style:style>
    <style:style style:name="T16" style:family="text">
      <style:text-properties officeooo:rsid="00462105"/>
    </style:style>
    <style:style style:name="T17" style:family="text">
      <style:text-properties officeooo:rsid="0048523b"/>
    </style:style>
    <style:style style:name="T18" style:family="text">
      <style:text-properties officeooo:rsid="004d17d4"/>
    </style:style>
    <style:style style:name="T19" style:family="text">
      <style:text-properties officeooo:rsid="00506ed0"/>
    </style:style>
    <style:style style:name="T20" style:family="text">
      <style:text-properties officeooo:rsid="005719bf"/>
    </style:style>
    <style:style style:name="T21" style:family="text">
      <style:text-properties officeooo:rsid="00595d09"/>
    </style:style>
    <style:style style:name="T22" style:family="text">
      <style:text-properties officeooo:rsid="005a8fb3"/>
    </style:style>
    <style:style style:name="T23" style:family="text">
      <style:text-properties officeooo:rsid="005e71a9"/>
    </style:style>
    <style:style style:name="T24" style:family="text">
      <style:text-properties officeooo:rsid="005f62b0"/>
    </style:style>
    <style:style style:name="T25" style:family="text">
      <style:text-properties officeooo:rsid="0061944d"/>
    </style:style>
    <style:style style:name="T26" style:family="text">
      <style:text-properties officeooo:rsid="0063d2bc"/>
    </style:style>
    <style:style style:name="T27" style:family="text">
      <style:text-properties officeooo:rsid="00659b17"/>
    </style:style>
    <style:style style:name="T28" style:family="text">
      <style:text-properties officeooo:rsid="006717e5"/>
    </style:style>
    <style:style style:name="T29" style:family="text">
      <style:text-properties officeooo:rsid="006b70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neel down, kneel down. Knelt down. Knelt down. Kneel down and pray, here comes your judgment day. <text:s/>Kneel down and pray, here comes your judgment day. <text:span text:style-name="T1">He walked over, knelt down in from of her and realized she was blind. He walked over, knelt down in front of her and realized she was blind.</text:span></text:p>
      <text:p text:style-name="P2">Lunar New Year, Lunar Calendar. <text:s/>Lunar Eclipse. Lunar New Year. Lunar Calendar. Lunar Eclipse.</text:p>
      <text:p text:style-name="P3">Employment rate, employment rate, graduation employment rate remains stable in China. Graduation employment rate remains stable in China.</text:p>
      <text:p text:style-name="P4">The insurance company paid him some money to compensate for his car accident. <text:s/><text:span text:style-name="T2">The insurance company paid him some money to compensate for his accident. </text:span></text:p>
      <text:p text:style-name="P5">I don’t care. I don’t care. Who cares? Who cares?</text:p>
      <text:p text:style-name="P6">Camera captured turtle eating jellyfish. <text:s/>Camera captured turtle eating jellyfish. </text:p>
      <text:p text:style-name="P7">Food waste and loss, how to prevent food waste at home? <text:s/><text:span text:style-name="T3">China food waste challenge. <text:s/></text:span><text:span text:style-name="T4">5 ways to reduce food lost and waste.</text:span></text:p>
      <text:p text:style-name="P8">Sakura in Japan, Cherry Trees. Sakura in Japan. Cherry Trees. <text:span text:style-name="T5">Walking under the Sakura. Waling under the Sakura.</text:span></text:p>
      <text:p text:style-name="P9">Tooth extraction, tooth extraction, tooth extraction.</text:p>
      <text:p text:style-name="P10">It isn’t wise to tell the Iranian nation to surrender. It isn’t wise to tell the Iranian nation to surrender. </text:p>
      <text:p text:style-name="P11">On plane, all drinks and snacks are complimentary. Complementary MOSFET Arrays. <text:s/>The Power of Complementary colors.</text:p>
      <text:p text:style-name="P12">What are the three branches of US military? <text:s/>Three branches of US military. </text:p>
      <text:p text:style-name="P13">US navy, Ground Force, Army, Air Force. US navy, Ground Force, Army, Air Force.</text:p>
      <text:p text:style-name="P14">Military Parade. Donald Trump’s Military Parade, ticket, Route and Location. </text:p>
      <text:p text:style-name="P15">Latvia Country, Latvia Country, Latvia Country, Latvia Tours. </text:p>
      <text:p text:style-name="P16">Blood donation certificate. <text:span text:style-name="T6">Marriage certificate, graduation certificate. <text:s/></text:span><text:span text:style-name="T7">Blood donation certificate, marriage certificate, graduation certificate.</text:span></text:p>
      <text:p text:style-name="P17">Arbitration agreement, labor dispute, if my boss gives me an arbitration agreement, do I have to sign it? </text:p>
      <text:p text:style-name="P18">Manufacturing date, production date, expiration date, shelf-life, <text:span text:style-name="T8">safely extending shelf-life. </text:span></text:p>
      <text:p text:style-name="P19">Ship date, shipping date. <text:s/><text:span text:style-name="T9">Delivery date. </text:span></text:p>
      <text:p text:style-name="P20">The Production date is later than the shipping date. </text:p>
      <text:p text:style-name="P21">Lithuania, Lithuania, Lithuania, <text:span text:style-name="T10">Lithuania produces more enough food to feed itself. </text:span></text:p>
      <text:p text:style-name="P22">Hairtail, hailtail, large head hairtail.</text:p>
      <text:p text:style-name="P23">Mangosteen fruit, mangosteen fruit.</text:p>
      <text:p text:style-name="P24">Panama River, Panama Country, Panama River, Panama Country.</text:p>
      <text:p text:style-name="P25">Cyprus, Cyprus, Cyprus. The joy turned to tragedy during his years in Cyprus.</text:p>
      <text:p text:style-name="P25">Pour water, pour wine, what is a standard wine pour? </text:p>
      <text:p text:style-name="P26">Ladder, ladder, ladder, the ladder doesn’t <text:span text:style-name="T11">look</text:span> safe. <text:s/><text:span text:style-name="T12">There is no elevator to success, there’s a knife ladder only.</text:span></text:p>
      <text:p text:style-name="P27">The immaculate heart of Mary. The immaculate Heart of Mary.</text:p>
      <text:p text:style-name="P28">Armenia, Armenia, Armenia, Armenia Country, Armenia Country.</text:p>
      <text:p text:style-name="P28">Hi, BYD. Open the sunroof. Hi, BYD. Open the sunroof. </text:p>
      <text:p text:style-name="P29">Scallop, scallop recipes. Scallop recipes. <text:s/><text:span text:style-name="T13">What do scallop</text:span><text:span text:style-name="T14">s</text:span><text:span text:style-name="T13"> taste like? </text:span></text:p>
      <text:p text:style-name="P30">If I don’t wear my glasses, everything is blur. How to blur background in Photoshop?</text:p>
      <text:p text:style-name="P31">Kuwait, Kuwait, the fire left Kuwait’s oil industry <text:span text:style-name="T15">in</text:span> a sorry state.</text:p>
      <text:p text:style-name="P32">There are a lot of pickpockets around here. There are a lot of pickpockets around here.</text:p>
      <text:p text:style-name="P33">Cleaning the window, washing the dishes, doing the laundry. Wiping the table, dusting the furniture. Mopping the floor. <text:s/><text:span text:style-name="T16">Sweeping the floor.</text:span></text:p>
      <text:p text:style-name="P34">Tomb, tomb, tomb, tomb. Tomb. <text:s/><text:span text:style-name="T17">Egypt Tomb.</text:span></text:p>
      <text:p text:style-name="P35">Azerbaijan, Azerbaijan Country, Azerbaijan Country.</text:p>
      <text:p text:style-name="P35"/>
      <text:p text:style-name="P29"/>
      <text:p text:style-name="P28"/>
      <text:p text:style-name="P35"><text:soft-page-break/>Millimeter wave radar, laser radar. World’s first real time millimeter wave radar sensor.</text:p>
      <text:p text:style-name="P35">I bet you 25 cents that you couldn’t eat all the food on the table. You won the bet. </text:p>
      <text:p text:style-name="P36">USB Cable, Data Minus, Data Plus. Data Minus, Data Plus.</text:p>
      <text:p text:style-name="P37">Afghanistan, Afghanistan, Afghanistan. </text:p>
      <text:p text:style-name="P38">What happens during a stampede and how to stay safe? <text:span text:style-name="T18">Deadly stampede kills 30, injures dozens. </text:span></text:p>
      <text:p text:style-name="P39">What happens during a stampede and how to stay safe? Deadly stampede kills 30, injures dozens.</text:p>
      <text:p text:style-name="P40">Computer Numerical Control Precision Machining. </text:p>
      <text:p text:style-name="P41">Computer Numerical Control Precision Machining. </text:p>
      <text:p text:style-name="P42">Compressed Biscuit. <text:s/><text:span text:style-name="T19">Cookie, Compressed Biscuit, Cookie. </text:span></text:p>
      <text:p text:style-name="P43">Maldives, Maldives Country. Maldives Country.</text:p>
      <text:p text:style-name="P43">Sandpaper, sandpaper, sandpaper, </text:p>
      <text:p text:style-name="P44">the Godfather Movie, The Godfather movie.</text:p>
      <text:p text:style-name="P45">SOS, Save Our Ship, Save Our Soul. Morse Code, Three dots, three dashes, three dots.</text:p>
      <text:p text:style-name="P46">Sri Lanka, Sri Lanka Country. Sri Lanka.</text:p>
      <text:p text:style-name="P46">Pip, Python 2, pip3, Python 3.</text:p>
      <text:p text:style-name="P47">Medicinal leech. Medicinal leech. Medicinal leech.</text:p>
      <text:p text:style-name="P48">Mongolia, Mongolia, There will be a transfer of technology from China to Mongolia.</text:p>
      <text:p text:style-name="P48">Counterfeit drugs, counterfeit medicine, counterfeit passport.</text:p>
      <text:p text:style-name="P49">Lithium battery, Solid state Battery. Lithium battery. <text:s/><text:span text:style-name="T20">Anode, Cathode, Anode, Cathode. </text:span></text:p>
      <text:p text:style-name="P50">Why do chicken lay eggs? Animals that lay eggs. <text:s/><text:span text:style-name="T21">Do flies lay eggs each time they land? </text:span></text:p>
      <text:p text:style-name="P51">Day in and day out. Day in and day out.</text:p>
      <text:p text:style-name="P51">Would you consider fostering a child? Tody <text:span text:style-name="T22">had</text:span> been in foster care. His foster parents.</text:p>
      <text:p text:style-name="P52">Under Canadian Law, all marriages must be monogamous.</text:p>
      <text:p text:style-name="P52"><text:s/>Under Canadian law, all marriages must be monogamous.</text:p>
      <text:p text:style-name="P53">I recommend you visit China, it reverses my preconception. <text:s/>I recommend you visit China, it reserves my preconception.</text:p>
      <text:p text:style-name="P53"><text:span text:style-name="T23">Hospice, seeking hospice caretaker. Seeking hospice caretaker.</text:span></text:p>
      <text:p text:style-name="P54">Arizona, Pennsylvania, Nevada. <text:s/><text:span text:style-name="T24">The day the store hit, she traveled to Arizona. </text:span></text:p>
      <text:p text:style-name="P55">Kyoto, Kyoto used to be the capital of Japan. Kyoto used to the capital of Japan.</text:p>
      <text:p text:style-name="P56">Data Pre-processing board, data aggregation board. Data pre-processing board. Data Aggregation board. A desktop aggregation APP brings together Facebook, Twiter and LinkedIn.</text:p>
      <text:p text:style-name="P57">Healthy liver versus Fatty liver. Fatty liver disease.</text:p>
      <text:p text:style-name="P57">Rash, rashes, rashes treatment, facial rashes, </text:p>
      <text:p text:style-name="P57">distributed system, distributed computing. <text:s/><text:span text:style-name="T25">Distributed computing involves multiple computers to work together as a single system to solve a problem. </text:span></text:p>
      <text:p text:style-name="P58">Zurich, Zurich, A large city of Switzerland. She lives in a small town 20 miles from Zurich.</text:p>
      <text:p text:style-name="P58">Pliers, pliers, pliers, tools and accessories. </text:p>
      <text:p text:style-name="P59">We fight for human dignity. We fight for human dignity.</text:p>
      <text:p text:style-name="P60">Live in US, salary 5000 dollars per month, <text:span text:style-name="T26">rent, income tax, grocery bill, </text:span><text:span text:style-name="T27">gasoline bill, car insurance, electricity bill, </text:span><text:span text:style-name="T28">water bill, phone bill, eating out, shopping. Money left, 61 dollars.</text:span></text:p>
      <text:p text:style-name="P61">Nautilus, Nautilus, A sea creature. Shell.</text:p>
      <text:p text:style-name="P61">Abalone, abalone, abalone, </text:p>
      <text:p text:style-name="P62">tweezers, tweezers, tweezers. Tweezers.</text:p>
      <text:p text:style-name="P63">What happens when you over discharge a battery? Build a simple circuit to prevent battery from deep discharge. <text:s/><text:span text:style-name="T29">The depth of discharge. </text:span></text:p>
      <text:p text:style-name="P64">Millimeter wave radar, World’s first real time millimeter wave radar sensor.</text:p>
      <text:p text:style-name="P65">Targeted Killing continuous in Iran, Targeted killing in Iran must stop.</text:p>
      <text:p text:style-name="P66">Band-aid, Band-aid, Band-aid,</text:p>
      <text:p text:style-name="P66"/>
      <text:p text:style-name="P54"/>
      <text:p text:style-name="P51"/>
      <text:p text:style-name="P51"/>
      <text:p text:style-name="P43"><text:soft-page-break/></text:p>
      <text:p text:style-name="P13"/>
      <text:p text:style-name="P11"/>
      <text:p text:style-name="P2"/>
      <text:p text:style-name="P6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9T08:39:30.008504125</meta:creation-date>
    <dc:date>2025-07-29T10:14:17.757517398</dc:date>
    <meta:editing-duration>PT1H34M6S</meta:editing-duration>
    <meta:editing-cycles>90</meta:editing-cycles>
    <meta:generator>LibreOffice/24.8.7.2$Linux_X86_64 LibreOffice_project/480$Build-2</meta:generator>
    <meta:document-statistic meta:table-count="0" meta:image-count="0" meta:object-count="0" meta:page-count="3" meta:paragraph-count="80" meta:word-count="960" meta:character-count="6302" meta:non-whitespace-character-count="5371"/>
  </office:meta>
</office:document-meta>
</file>